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6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7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8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10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/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cc0d6" style:font-name-asian="Arial Unicode MS" style:font-size-asian="32pt" style:font-weight-asian="bold" style:font-name-complex="Arial Unicode MS" style:font-size-complex="32pt" style:font-weight-complex="bold"/>
    </style:style>
    <style:style style:name="P14" style:family="paragraph" style:parent-style-name="Text_20_body">
      <style:text-properties officeooo:rsid="003cc0d6" officeooo:paragraph-rsid="003cc0d6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 style:list-style-name="L3">
      <style:text-properties style:font-name="Liberation Sans" fo:font-size="12pt" style:font-size-asian="12pt" style:font-size-complex="12pt"/>
    </style:style>
    <style:style style:name="P17" style:family="paragraph" style:parent-style-name="Text_20_body" style:list-style-name="L3">
      <style:text-properties style:font-name="Liberation Sans" fo:font-size="12pt" officeooo:paragraph-rsid="0040597f" style:font-size-asian="12pt" style:font-size-complex="12pt"/>
    </style:style>
    <style:style style:name="P18" style:family="paragraph" style:parent-style-name="Text_20_body" style:list-style-name="L3">
      <style:text-properties style:font-name="Liberation Sans" fo:font-size="12pt" officeooo:rsid="0040597f" officeooo:paragraph-rsid="0040597f" style:font-size-asian="12pt" style:font-size-complex="12pt"/>
    </style:style>
    <style:style style:name="P19" style:family="paragraph" style:parent-style-name="Text_20_body" style:list-style-name="L3"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text-properties fo:color="#0000ff" style:font-name="Liberation Sans" fo:font-size="12pt" style:font-size-asian="12pt" style:font-size-complex="12pt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text-properties officeooo:paragraph-rsid="0040597f"/>
    </style:style>
    <style:style style:name="P23" style:family="paragraph" style:parent-style-name="Text_20_body" style:list-style-name="L3">
      <style:text-properties officeooo:paragraph-rsid="00423a05"/>
    </style:style>
    <style:style style:name="P24" style:family="paragraph" style:parent-style-name="Text_20_body" style:list-style-name="L3">
      <style:text-properties style:use-window-font-color="true" style:font-name="Liberation Sans" fo:font-size="12pt" officeooo:rsid="0040597f" officeooo:paragraph-rsid="0040597f" style:font-size-asian="12pt" style:font-size-complex="12pt"/>
    </style:style>
    <style:style style:name="P25" style:family="paragraph" style:parent-style-name="Text_20_body" style:list-style-name="L3">
      <style:text-properties style:use-window-font-color="true" style:font-name="Liberation Sans" fo:font-size="12pt" officeooo:rsid="0040597f" officeooo:paragraph-rsid="00423a05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2b7bee"/>
    </style:style>
    <style:style style:name="T5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6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7" style:family="text">
      <style:text-properties officeooo:rsid="003cc0d6"/>
    </style:style>
    <style:style style:name="T8" style:family="text">
      <style:text-properties style:font-name-asian="Arial Unicode MS" style:font-name-complex="Arial Unicode MS"/>
    </style:style>
    <style:style style:name="T9" style:family="text">
      <style:text-properties officeooo:rsid="003cc0d6" style:font-name-asian="Arial Unicode MS" style:font-name-complex="Arial Unicode MS"/>
    </style:style>
    <style:style style:name="T10" style:family="text">
      <style:text-properties officeooo:rsid="003eb920" style:font-name-asian="Arial Unicode MS" style:font-name-complex="Arial Unicode MS"/>
    </style:style>
    <style:style style:name="T11" style:family="text">
      <style:text-properties officeooo:rsid="0040597f" style:font-name-asian="Arial Unicode MS" style:font-name-complex="Arial Unicode MS"/>
    </style:style>
    <style:style style:name="T12" style:family="text">
      <style:text-properties officeooo:rsid="00423a05" style:font-name-asian="Arial Unicode MS" style:font-name-complex="Arial Unicode MS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color="#0000ff" style:font-name="Liberation Sans" fo:font-size="12pt" officeooo:rsid="003cc0d6" style:font-name-asian="Arial Unicode MS" style:font-size-asian="12pt" style:font-name-complex="Arial Unicode MS" style:font-size-complex="12pt"/>
    </style:style>
    <style:style style:name="T15" style:family="text">
      <style:text-properties fo:color="#0000ff" style:font-name="Liberation Sans" fo:font-size="12pt" officeooo:rsid="0040597f" style:font-name-asian="Arial Unicode MS" style:font-size-asian="12pt" style:font-name-complex="Arial Unicode MS" style:font-size-complex="12pt"/>
    </style:style>
    <style:style style:name="T16" style:family="text">
      <style:text-properties fo:color="#0000ff" style:font-name="Liberation Sans" fo:font-size="12pt" officeooo:rsid="003eb920" style:font-name-asian="Arial Unicode MS" style:font-size-asian="12pt" style:font-name-complex="Arial Unicode MS" style:font-size-complex="12pt"/>
    </style:style>
    <style:style style:name="T17" style:family="text">
      <style:text-properties fo:color="#0000ff" style:font-name-asian="Arial Unicode MS" style:font-name-complex="Arial Unicode MS"/>
    </style:style>
    <style:style style:name="T18" style:family="text">
      <style:text-properties fo:color="#0000ff" officeooo:rsid="003eb920" style:font-name-asian="Arial Unicode MS" style:font-name-complex="Arial Unicode MS"/>
    </style:style>
    <style:style style:name="T19" style:family="text">
      <style:text-properties officeooo:rsid="0040597f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40597f" style:font-size-asian="12pt" style:font-size-complex="12pt"/>
    </style:style>
    <style:style style:name="T22" style:family="text">
      <style:text-properties style:font-name="Liberation Sans" fo:font-size="12pt" officeooo:rsid="003cc0d6" style:font-name-asian="Arial Unicode MS" style:font-size-asian="12pt" style:font-name-complex="Arial Unicode MS" style:font-size-complex="12pt"/>
    </style:style>
    <style:style style:name="T23" style:family="text">
      <style:text-properties style:font-name="Liberation Sans" fo:font-size="12pt" officeooo:rsid="003eb920" style:font-name-asian="Arial Unicode MS" style:font-size-asian="12pt" style:font-name-complex="Arial Unicode MS" style:font-size-complex="12pt"/>
    </style:style>
    <style:style style:name="T24" style:family="text">
      <style:text-properties style:font-name="Liberation Sans" fo:font-size="12pt" officeooo:rsid="0040597f" style:font-name-asian="Arial Unicode MS" style:font-size-asian="12pt" style:font-name-complex="Arial Unicode MS" style:font-size-complex="12pt"/>
    </style:style>
    <style:style style:name="T25" style:family="text">
      <style:text-properties officeooo:rsid="00423a05"/>
    </style:style>
    <style:style style:name="T26" style:family="text">
      <style:text-properties style:use-window-font-color="true" style:font-name="Liberation Sans" fo:font-size="12pt" officeooo:rsid="0040597f" style:font-name-asian="Arial Unicode MS" style:font-size-asian="12pt" style:font-name-complex="Arial Unicode MS" style:font-size-complex="12pt"/>
    </style:style>
    <style:style style:name="T27" style:family="text">
      <style:text-properties style:use-window-font-color="true" style:font-name="Liberation Sans" fo:font-size="12pt" officeooo:rsid="003cc0d6" style:font-name-asian="Arial Unicode MS" style:font-size-asian="12pt" style:font-name-complex="Arial Unicode MS" style:font-size-complex="12pt"/>
    </style:style>
    <style:style style:name="T28" style:family="text">
      <style:text-properties style:use-window-font-color="true" style:font-name="Liberation Sans" fo:font-size="12pt" officeooo:rsid="00423a05" style:font-name-asian="Arial Unicode MS" style:font-size-asian="12pt" style:font-name-complex="Arial Unicode MS" style:font-size-complex="12pt"/>
    </style:style>
    <style:style style:name="T29" style:family="text">
      <style:text-properties style:use-window-font-color="true" style:font-name="Liberation Sans" fo:font-size="12pt" officeooo:rsid="003eb920" style:font-name-asian="Arial Unicode MS" style:font-size-asian="12pt" style:font-name-complex="Arial Unicode MS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3"/>
      <text:h text:style-name="P10" text:outline-level="1">LigetiQ Workshop</text:h>
      <text:p text:style-name="P6"><text:span text:style-name="T2">f</text:span><text:span text:style-name="T1">or</text:span></text:p>
      <text:p text:style-name="P7"><text:span text:style-name="T1"><text:line-break/></text:span><text:span text:style-name="T5">S</text:span><text:span text:style-name="T6">tring quartet</text:span><text:span text:style-name="T3"><text:line-break/></text:span></text:p>
      <text:p text:style-name="P8"/>
      <text:p text:style-name="P9"/>
      <text:p text:style-name="P13">C<text:span text:style-name="T7">onducting</text:span></text:p>
      <text:p text:style-name="Text_20_body"/>
      <text:p text:style-name="P4">For Information only</text:p>
      <text:p text:style-name="P5">The score will be visualised on computer screens during <text:span text:style-name="T4">a </text:span>performance</text:p>
      <text:p text:style-name="P15"/>
      <text:h text:style-name="P11" text:outline-level="1">Performance Plan:</text:h>
      <text:h text:style-name="Heading_20_3" text:outline-level="3"/>
      <text:list xml:id="list966264190" text:style-name="L3">
        <text:list-item>
          <text:p text:style-name="P16">Play first 8 pages as written</text:p>
        </text:list-item>
        <text:list-item>
          <text:p text:style-name="P16"><text:span text:style-name="T13">Randomisation Strategy: 2</text:span></text:p>
        </text:list-item>
        <text:list-item>
          <text:p text:style-name="P19">Randomisation Strategy: 1,1</text:p>
        </text:list-item>
        <text:list-item>
          <text:p text:style-name="P16">Overlay Preset: <text:s/>All ON Content/Position OFF</text:p>
        </text:list-item>
        <text:list-item>
          <text:p text:style-name="P17">Dynamics: <text:span text:style-name="T19">M</text:span>P</text:p>
        </text:list-item>
        <text:list-item>
          <text:p text:style-name="P19">Randomisation Strategy: 1</text:p>
        </text:list-item>
        <text:list-item>
          <text:p text:style-name="P16"><text:span text:style-name="T9">Tempo</text:span>: <text:s/><text:span text:style-name="T9">40 <text:s text:c="2"/></text:span>Dynamics: P</text:p>
        </text:list-item>
        <text:list-item>
          <text:p text:style-name="P20"><text:span text:style-name="T9">Randomisation Strategy: </text:span><text:span text:style-name="T8">1,1</text:span></text:p>
        </text:list-item>
        <text:list-item>
          <text:p text:style-name="P16"><text:span text:style-name="T9">P</text:span><text:span text:style-name="T10">ressure Up <text:s/>+ <text:s/></text:span><text:span text:style-name="T9">S</text:span><text:span text:style-name="T10">peed Down </text:span></text:p>
        </text:list-item>
        <text:list-item>
          <text:p text:style-name="P20"><text:span text:style-name="T9">Randomisation Strategy: 2,</text:span><text:span text:style-name="T10">1</text:span></text:p>
        </text:list-item>
        <text:list-item>
          <text:p text:style-name="P16"><text:span text:style-name="T9">Dynamics: </text:span><text:span text:style-name="T10">M</text:span><text:span text:style-name="T9">P, <text:s/>S</text:span><text:span text:style-name="T10">peed UP, </text:span><text:span text:style-name="T9">P</text:span><text:span text:style-name="T10">ressure Down</text:span></text:p>
        </text:list-item>
        <text:list-item>
          <text:p text:style-name="P20"><text:span text:style-name="T9">Randomisation Strategy: 2,</text:span><text:span text:style-name="T10">2</text:span></text:p>
        </text:list-item>
        <text:list-item>
          <text:p text:style-name="P16">Tempo 60 <text:span text:style-name="T7">Dynamics: </text:span>MF</text:p>
        </text:list-item>
        <text:list-item>
          <text:p text:style-name="P21"><text:span text:style-name="T20">Overlay Preset: <text:s/>All ON </text:span><text:span text:style-name="T21">Content</text:span><text:span text:style-name="T20"> OFF</text:span></text:p>
        </text:list-item>
        <text:list-item>
          <text:p text:style-name="P16">Position SP</text:p>
        </text:list-item>
        <text:list-item>
          <text:p text:style-name="P20"><text:span text:style-name="T9">Randomisation Strategy: 1,</text:span><text:span text:style-name="T10">1,1,1</text:span></text:p>
        </text:list-item>
        <text:list-item>
          <text:p text:style-name="P16"><text:span text:style-name="T10">Tempo </text:span><text:span text:style-name="T11">7</text:span><text:span text:style-name="T10">0 </text:span><text:span text:style-name="T9">Dynamics: </text:span><text:span text:style-name="T10">F</text:span></text:p>
        </text:list-item>
        <text:list-item>
          <text:p text:style-name="P17"><text:span text:style-name="T9">P</text:span><text:span text:style-name="T10">ressure Up <text:s/>+ <text:s/></text:span><text:span text:style-name="T9">S</text:span><text:span text:style-name="T10">peed Down </text:span></text:p>
        </text:list-item>
        <text:list-item>
          <text:p text:style-name="P18"><text:span text:style-name="T10">Content Overlay ON, MID → HIGHEST pitch</text:span></text:p>
        </text:list-item>
        <text:list-item>
          <text:p text:style-name="P17"><text:span text:style-name="T9">Dynamics: </text:span><text:span text:style-name="T10">F</text:span><text:span text:style-name="T11">F : <text:s/>Pressure + Speed ORD </text:span></text:p>
        </text:list-item>
        <text:list-item>
          <text:p text:style-name="P22"><text:span text:style-name="T22">Dynamics: </text:span><text:span text:style-name="T23">F</text:span><text:span text:style-name="T24">F → MP <text:s text:c="2"/>Content </text:span><text:span text:style-name="T23">HIGHEST - </text:span><text:span text:style-name="T24">MID</text:span><text:span text:style-name="T23"> pitch</text:span></text:p>
        </text:list-item>
        <text:list-item>
          <text:p text:style-name="P22"><text:span text:style-name="T23">Position O</text:span><text:span text:style-name="T24">RD <text:s text:c="2"/></text:span><text:span text:style-name="T22">Dynamics: </text:span><text:span text:style-name="T23">F</text:span><text:span text:style-name="T24">F → P</text:span></text:p>
        </text:list-item>
        <text:list-item>
          <text:p text:style-name="P24"><text:span text:style-name="T10">Content <text:s/>MID - </text:span><text:span text:style-name="T8">LOWEST</text:span><text:span text:style-name="T10"> pitch</text:span></text:p>
        </text:list-item>
        <text:list-item>
          <text:p text:style-name="P25"><text:span text:style-name="T10">Position </text:span><text:span text:style-name="T12">M</text:span><text:span text:style-name="T10">SP</text:span></text:p>
        </text:list-item>
        <text:list-item>
          <text:p text:style-name="P23"><text:span text:style-name="T27">Dynamics: </text:span><text:span text:style-name="T29">P</text:span><text:span text:style-name="T28">PP Speed LOW</text:span></text:p>
        </text:list-item>
      </text:list>
      <text:p text:style-name="Heading"/>
      <text:p text:style-name="P1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9T20:15:32.735000000</dc:date>
    <meta:editing-duration>PT19H50M2S</meta:editing-duration>
    <meta:editing-cycles>29</meta:editing-cycles>
    <meta:generator>LibreOffice/6.3.1.2$Windows_X86_64 LibreOffice_project/b79626edf0065ac373bd1df5c28bd630b4424273</meta:generator>
    <meta:print-date>2019-11-19T19:55:45.458000000</meta:print-date>
    <meta:document-statistic meta:table-count="0" meta:image-count="0" meta:object-count="0" meta:page-count="2" meta:paragraph-count="34" meta:word-count="160" meta:character-count="884" meta:non-whitespace-character-count="760"/>
  </office:meta>
</office:document-meta>
</file>